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>#include &lt;string.h&gt;</text:p>
      <text:p text:style-name="Standard">#include &lt;time.h&gt;</text:p>
      <text:p text:style-name="Standard">#include "rectangle.h"</text:p>
      <text:p text:style-name="Standard"/>
      <text:p text:style-name="Standard">#define HEX(x) (x &gt; 9 ?('A' + (x - 10)) :('0' + x))</text:p>
      <text:p text:style-name="Standard"/>
      <text:p text:style-name="Standard">typedef enum {start_timer, stop_timer} timer_state;</text:p>
      <text:p text:style-name="Standard"/>
      <text:p text:style-name="Standard">void print_info();</text:p>
      <text:p text:style-name="Standard">void print_in_hex(string_t);</text:p>
      <text:p text:style-name="Standard">void timer(timer_state, char*);</text:p>
      <text:p text:style-name="Standard"/>
      <text:p text:style-name="Standard"/>
      <text:p text:style-name="Standard">void main()</text:p>
      <text:p text:style-name="Standard">{</text:p>
      <text:p text:style-name="Standard"><text:tab/>int i, j;</text:p>
      <text:p text:style-name="Standard"/>
      <text:p text:style-name="Standard"><text:tab/>// Input your 128 bit key here (as hex)...</text:p>
      <text:p text:style-name="Standard"><text:tab/>uint32_t main_key[] = {<text:tab/>0x00000000,</text:p>
      <text:p text:style-name="Standard"><text:tab/><text:tab/><text:tab/><text:tab/><text:tab/><text:tab/><text:tab/>0x00000000,</text:p>
      <text:p text:style-name="Standard"><text:tab/><text:tab/><text:tab/><text:tab/><text:tab/><text:tab/><text:tab/>0x00000000,</text:p>
      <text:p text:style-name="Standard"><text:tab/><text:tab/><text:tab/><text:tab/><text:tab/><text:tab/><text:tab/>0x00000000</text:p>
      <text:p text:style-name="Standard"><text:tab/><text:tab/><text:tab/><text:tab/><text:tab/><text:tab/>};</text:p>
      <text:p text:style-name="Standard"/>
      <text:p text:style-name="Standard"><text:tab/>rcipher_params_t cipher_params = rectangle_init_key(main_key);</text:p>
      <text:p text:style-name="Standard"><text:tab/>string_t plaintext, ciphertext, decrypted_ptext;</text:p>
      <text:p text:style-name="Standard"/>
      <text:p text:style-name="Standard"><text:tab/>// Input your plaintext here..</text:p>
      <text:p text:style-name="Standard"><text:tab/>// ..either as a byte array..</text:p>
      <text:p text:style-name="Standard"><text:tab/>char ptext[] = {0x00, 0x00, 0x00, 0x00, 0x00, 0x00, 0x00, 0x00};</text:p>
      <text:p text:style-name="Standard"><text:tab/>plaintext = init_string_bytes(ptext, sizeof(ptext));</text:p>
      <text:p text:style-name="Standard"/>
      <text:p text:style-name="Standard"><text:tab/>// ..or as a string.</text:p>
      <text:p text:style-name="Standard"><text:tab/>/*char *ptext = "The author of this piece of code is Pramod.";</text:p>
      <text:p text:style-name="Standard"><text:tab/>plaintext = init_string(ptext);*/</text:p>
      <text:p text:style-name="Standard"><text:tab/></text:p>
      <text:p text:style-name="Standard"><text:tab/>print_info();</text:p>
      <text:p text:style-name="Standard"><text:tab/>printf("Plaintext in hex:\t");</text:p>
      <text:p text:style-name="Standard"><text:tab/>print_in_hex(plaintext);</text:p>
      <text:p text:style-name="Standard"/>
      <text:p text:style-name="Standard"><text:tab/>timer(start_timer, NULL);</text:p>
      <text:p text:style-name="Standard"><text:tab/>ciphertext = encrypt(cipher_params, plaintext);</text:p>
      <text:p text:style-name="Standard"><text:tab/>timer(stop_timer, "Encryption");</text:p>
      <text:p text:style-name="Standard"/>
      <text:p text:style-name="Standard"><text:tab/>printf("Ciphertext in hex:\t");</text:p>
      <text:p text:style-name="Standard"><text:tab/>print_in_hex(ciphertext);</text:p>
      <text:p text:style-name="Standard"/>
      <text:p text:style-name="Standard"><text:tab/>timer(start_timer, NULL);</text:p>
      <text:p text:style-name="Standard"><text:tab/>decrypted_ptext = decrypt(cipher_params, ciphertext);</text:p>
      <text:p text:style-name="Standard"><text:tab/>timer(stop_timer, "Decryption");</text:p>
      <text:p text:style-name="Standard"/>
      <text:p text:style-name="Standard"><text:soft-page-break/><text:tab/>printf("Decrypted ptext in hex:\t");</text:p>
      <text:p text:style-name="Standard"><text:tab/>print_in_hex(decrypted_ptext);</text:p>
      <text:p text:style-name="Standard"/>
      <text:p text:style-name="Standard"><text:tab/>destroy_string(decrypted_ptext);</text:p>
      <text:p text:style-name="Standard"><text:tab/>destroy_string(plaintext);</text:p>
      <text:p text:style-name="Standard"><text:tab/>destroy_string(ciphertext);</text:p>
      <text:p text:style-name="Standard"><text:tab/>rectangle_destroy(cipher_params);</text:p>
      <text:p text:style-name="Standard">}</text:p>
      <text:p text:style-name="Standard"/>
      <text:p text:style-name="Standard"/>
      <text:p text:style-name="Standard">void print_info()</text:p>
      <text:p text:style-name="Standard">{</text:p>
      <text:p text:style-name="Standard"><text:tab/>printf("Note:\tWhile analyzing this output, please keep in mind that every pair of bytes is\n");</text:p>
      <text:p text:style-name="Standard"><text:tab/>printf("\tflipped because of the little-endian architecture of Intel CPUs.\n");</text:p>
      <text:p text:style-name="Standard"><text:tab/>printf("\tFor example, if the string in hexadecimal is displayed as: \"1186 F53E B458 5F8B\",\n\tthen, internally it is represented as:\n");</text:p>
      <text:p text:style-name="Standard"><text:tab/>printf("\t\t8611\n\t\t3EF5\n\t\t58B4\n\t\t8B5F\n\t[The 64-bit cipher state is represented as a matrix such as this one.\n\tRefer to Figure 1 in the paper for more information on this.]\n");</text:p>
      <text:p text:style-name="Standard"><text:tab/>printf("\tIn other words, the LSB is displayed first (little-endianess) in a pair of bytes\n\tdisplayed below. Each pair of bytes is separated by a space for ease of readability.\n\n");</text:p>
      <text:p text:style-name="Standard"><text:tab/>printf("==================================================================================================\n\n");</text:p>
      <text:p text:style-name="Standard">}</text:p>
      <text:p text:style-name="Standard"/>
      <text:p text:style-name="Standard">void print_in_hex(string_t string)</text:p>
      <text:p text:style-name="Standard">{</text:p>
      <text:p text:style-name="Standard"><text:tab/>for(size_t i = 0; i &lt; string-&gt;length; ++i)</text:p>
      <text:p text:style-name="Standard"><text:tab/>{</text:p>
      <text:p text:style-name="Standard"><text:tab/><text:tab/>char low = string-&gt;str[i] &amp; 0x0f;</text:p>
      <text:p text:style-name="Standard"><text:tab/><text:tab/>char high = ((unsigned char)string-&gt;str[i]) &gt;&gt; 4;</text:p>
      <text:p text:style-name="Standard"><text:tab/><text:tab/>printf("%c%c", HEX(high), HEX(low));</text:p>
      <text:p text:style-name="Standard"/>
      <text:p text:style-name="Standard"><text:tab/><text:tab/>if(i &amp; 1)</text:p>
      <text:p text:style-name="Standard"><text:tab/><text:tab/><text:tab/>printf(" ");</text:p>
      <text:p text:style-name="Standard"><text:tab/>}</text:p>
      <text:p text:style-name="Standard"/>
      <text:p text:style-name="Standard"><text:tab/>printf("\nAnd as a string:\t");</text:p>
      <text:p text:style-name="Standard"><text:tab/>for(size_t i = 0; i &lt; string-&gt;length &amp;&amp; string-&gt;str[i] != 0; ++i)</text:p>
      <text:p text:style-name="Standard"><text:tab/><text:tab/>printf("%c", string-&gt;str[i]);</text:p>
      <text:p text:style-name="Standard"><text:tab/></text:p>
      <text:p text:style-name="Standard"><text:tab/>printf("\nString length:\t\t%ld\n\n", string-&gt;length);</text:p>
      <text:p text:style-name="Standard">}</text:p>
      <text:p text:style-name="Standard"/>
      <text:p text:style-name="Standard">void timer(timer_state state, char* process_name)</text:p>
      <text:p text:style-name="Standard">{</text:p>
      <text:p text:style-name="Standard"><text:tab/>static struct timespec start = {0, 0}, end = {0, 0};</text:p>
      <text:p text:style-name="Standard"/>
      <text:p text:style-name="Standard"><text:tab/>if(state == start_timer)</text:p>
      <text:p text:style-name="Standard"><text:tab/><text:tab/>clock_gettime(CLOCK_MONOTONIC, &amp;start);</text:p>
      <text:p text:style-name="Standard"><text:tab/>else</text:p>
      <text:p text:style-name="Standard"><text:soft-page-break/><text:tab/>{</text:p>
      <text:p text:style-name="Standard"><text:tab/><text:tab/>long int seconds_elapsed, ns_elapsed;</text:p>
      <text:p text:style-name="Standard"><text:tab/><text:tab/>clock_gettime(CLOCK_MONOTONIC, &amp;end);</text:p>
      <text:p text:style-name="Standard"><text:tab/><text:tab/></text:p>
      <text:p text:style-name="Standard"><text:tab/><text:tab/>seconds_elapsed = end.tv_sec - start.tv_sec;</text:p>
      <text:p text:style-name="Standard"><text:tab/><text:tab/>ns_elapsed = end.tv_nsec - start.tv_nsec;</text:p>
      <text:p text:style-name="Standard"/>
      <text:p text:style-name="Standard"><text:tab/><text:tab/>if(end.tv_nsec &lt; start.tv_nsec)</text:p>
      <text:p text:style-name="Standard"><text:tab/><text:tab/>{</text:p>
      <text:p text:style-name="Standard"><text:tab/><text:tab/><text:tab/>--seconds_elapsed;</text:p>
      <text:p text:style-name="Standard"><text:tab/><text:tab/><text:tab/>ns_elapsed += 1000000000; <text:s/></text:p>
      <text:p text:style-name="Standard"><text:tab/><text:tab/>}</text:p>
      <text:p text:style-name="Standard"/>
      <text:p text:style-name="Standard"><text:tab/><text:tab/>printf("%s finished in %ld second(s) and %ld nanoseconds.\n\n", process_name, seconds_elapsed, ns_elapsed);</text:p>
      <text:p text:style-name="Standard"><text:tab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2T11:15:34.437812564</meta:creation-date>
    <dc:date>2023-09-22T11:16:16.960836574</dc:date>
    <meta:editing-duration>PT42S</meta:editing-duration>
    <meta:editing-cycles>1</meta:editing-cycles>
    <meta:document-statistic meta:table-count="0" meta:image-count="0" meta:object-count="0" meta:page-count="3" meta:paragraph-count="91" meta:word-count="365" meta:character-count="3158" meta:non-whitespace-character-count="2766"/>
    <meta:generator>LibreOffice/6.4.7.2$Linux_X86_64 LibreOffice_project/40$Build-2</meta:generator>
  </office:meta>
</office:document-meta>
</file>